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paragraph-properties fo:margin-left="0mm"/>
      <style:text-properties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2.74mm" fo:min-width="15.24mm"/>
    </style:style>
    <style:style style:name="gr2" style:family="graphic">
      <style:graphic-properties draw:textarea-horizontal-align="justify" draw:textarea-vertical-align="middle" draw:auto-grow-height="false" fo:min-height="3.53mm" fo:min-width="3.41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5.24mm" svg:height="2.74mm" draw:transform="rotate (-0.782780169519457) translate (385.9 488.8)">
            <text:p/>
            <draw:enhanced-geometry svg:viewBox="0 0 21600 21600" draw:text-areas="0 ?f0 ?f5 ?f2" draw:type="right-arrow" draw:modifiers="15339.5409836066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9.61mm" svg:height="9.99mm" svg:x="28.33mm" svg:y="39.65m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table:shapes>
        <table:table-column table:style-name="co1" table:default-cell-style-name="Default"/>
        <table:table-column table:style-name="co2" table:number-columns-repeated="19" table:default-cell-style-name="Default"/>
        <table:table-column table:style-name="co1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tile-fill" table:number-columns-repeated="2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tile-fill"/>
          <table:table-cell/>
          <table:table-cell table:style-name="tile-fill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tile-fill"/>
          <table:table-cell/>
          <table:table-cell table:style-name="tile-fill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tile-fill"/>
          <table:table-cell table:number-columns-repeated="3"/>
          <table:table-cell table:style-name="tile-shadow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tile-fill"/>
          <table:table-cell table:number-columns-repeated="3"/>
          <table:table-cell table:style-name="tile-fill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tile-fill" table:number-columns-repeated="2"/>
          <table:table-cell table:number-columns-repeated="4"/>
          <table:table-cell table:style-name="tile-fill"/>
          <table:table-cell table:style-name="tile-shadow" table:number-columns-repeated="2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tile-fill"/>
          <table:table-cell table:number-columns-repeated="8"/>
          <table:table-cell table:style-name="tile-fill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tile-fill-current" table:number-columns-repeated="11"/>
          <table:table-cell table:style-name="tile-current-shadow" table:number-columns-repeated="3"/>
          <table:table-cell table:number-columns-repeated="2"/>
          <table:table-cell table:style-name="tile-fill-current" table:number-columns-repeated="3"/>
          <table:table-cell table:style-name="Heading_20_2" office:value-type="string" calcext:value-type="string">
            <text:p>gr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table:style-name="tile-fill" table:number-columns-repeated="2"/>
          <table:table-cell table:number-columns-repeated="2"/>
          <table:table-cell table:style-name="tile-fill" table:number-columns-repeated="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table:style-name="tile-fill"/>
          <table:table-cell table:number-columns-repeated="2"/>
          <table:table-cell table:style-name="tile-fill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4"/>
          <table:table-cell table:style-name="tile-shadow" table:number-columns-repeated="2"/>
          <table:table-cell table:style-name="tile-fill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 table:number-rows-repeated="104855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able-cell-properties style:text-align-source="fix" style:repeat-content="false" loext:vertical-justify="auto"/>
      <style:paragraph-properties fo:text-align="center" css3t:text-justify="auto"/>
      <style:text-properties fo:color="#000000" fo:font-size="10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le-fill" style:family="table-cell" style:parent-style-name="Default">
      <style:table-cell-properties fo:background-color="#808080" fo:border="2.01pt solid #dddddd"/>
    </style:style>
    <style:style style:name="tile-fill-current" style:family="table-cell" style:parent-style-name="tile-fill">
      <style:table-cell-properties fo:background-color="#666666"/>
    </style:style>
    <style:style style:name="tile-current-shadow" style:family="table-cell" style:parent-style-name="tile-fill-current">
      <style:table-cell-properties fo:border-bottom="2.01pt solid #dddddd" fo:border-left="2.01pt solid #dddddd" fo:border-right="2.01pt solid #dddddd" fo:border-top="7.51pt solid #21409a"/>
    </style:style>
    <style:style style:name="tile-shadow" style:family="table-cell" style:parent-style-name="tile-fill">
      <style:table-cell-properties fo:border-bottom="2.01pt solid #dddddd" fo:border-left="2.01pt solid #dddddd" fo:border-right="2.01pt solid #dddddd" fo:border-top="7.99pt solid #21409a"/>
    </style:style>
    <style:style style:name="sun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09:05:49.423207559</meta:creation-date>
    <dc:date>2020-07-21T09:19:22.338618338</dc:date>
    <meta:editing-duration>PT3M1S</meta:editing-duration>
    <meta:editing-cycles>1</meta:editing-cycles>
    <meta:document-statistic meta:table-count="1" meta:cell-count="17" meta:object-count="2"/>
    <meta:generator>LibreOffice/6.0.7.3$Linux_X86_64 LibreOffice_project/00m0$Build-3</meta:generator>
  </office:meta>
</office:document-meta>
</file>